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_33__20_Dashes_20_3_20_Dots_20__28_var_29_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stroke-dash="_33__20_Dashes_20_3_20_Dots_20__28_var_29_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style:font-name="Liberation Mono"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Liberation Mon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38cm" svg:height="1.345cm" svg:x="12.1cm" svg:y="1.102cm">
          <draw:text-box>
            <text:p text:style-name="P1"><text:span text:style-name="T1">loop</text:span></text:p>
            <text:p text:style-name="P1"><text:span text:style-name="T1">variable</text:span></text:p>
          </draw:text-box>
        </draw:frame>
        <draw:frame draw:style-name="gr1" draw:text-style-name="P3" draw:layer="layout" svg:width="2.572cm" svg:height="0.798cm" svg:x="9.228cm" svg:y="3.702cm">
          <draw:text-box>
            <text:p><text:span text:style-name="T1">collection</text:span></text:p>
          </draw:text-box>
        </draw:frame>
        <draw:frame draw:style-name="gr1" draw:text-style-name="P3" draw:layer="layout" svg:width="1.577cm" svg:height="0.798cm" svg:x="14.8cm" svg:y="3.7cm">
          <draw:text-box>
            <text:p><text:span text:style-name="T1">body</text:span></text:p>
          </draw:text-box>
        </draw:frame>
        <draw:line draw:style-name="gr2" draw:text-style-name="P4" draw:layer="layout" svg:x1="11.9cm" svg:y1="2cm" svg:x2="10.6cm" svg:y2="3.4cm">
          <text:p/>
        </draw:line>
        <draw:line draw:style-name="gr2" draw:text-style-name="P4" draw:layer="layout" svg:x1="14.6cm" svg:y1="4.1cm" svg:x2="12cm" svg:y2="4.1cm">
          <text:p/>
        </draw:line>
        <draw:line draw:style-name="gr2" draw:text-style-name="P4" draw:layer="layout" svg:x1="14.5cm" svg:y1="2cm" svg:x2="15.6cm" svg:y2="3.4cm">
          <text:p/>
        </draw:line>
        <draw:frame draw:style-name="gr3" draw:text-style-name="P6" draw:layer="layout" svg:width="2.818cm" svg:height="1.345cm" svg:x="8.362cm" svg:y="1.2cm">
          <draw:text-box>
            <text:p text:style-name="P5"><text:span text:style-name="T2">gets each</text:span></text:p>
            <text:p text:style-name="P5"><text:span text:style-name="T2">value from</text:span></text:p>
          </draw:text-box>
        </draw:frame>
        <draw:frame draw:style-name="gr3" draw:text-style-name="P6" draw:layer="layout" svg:width="3.592cm" svg:height="1.345cm" svg:x="15.462cm" svg:y="1.401cm">
          <draw:text-box>
            <text:p text:style-name="P5"><text:span text:style-name="T2">changes each</text:span></text:p>
            <text:p text:style-name="P5"><text:span text:style-name="T2">time through</text:span></text:p>
          </draw:text-box>
        </draw:frame>
        <draw:frame draw:style-name="gr3" draw:text-style-name="P6" draw:layer="layout" svg:width="4.198cm" svg:height="1.345cm" svg:x="11.1cm" svg:y="4.555cm">
          <draw:text-box>
            <text:p text:style-name="P5"><text:span text:style-name="T2">runs once</text:span></text:p>
            <text:p text:style-name="P5"><text:span text:style-name="T2">for each element</text:span></text:p>
          </draw:text-box>
        </draw:frame>
        <draw:frame draw:style-name="gr4" draw:text-style-name="P8" draw:layer="layout" svg:width="6.217cm" svg:height="1.683cm" svg:x="1.6cm" svg:y="2.7cm">
          <draw:text-box>
            <text:p text:style-name="P7"><text:span text:style-name="T3">for i in “abc”:</text:span></text:p>
            <text:p text:style-name="P7"><text:span text:style-name="T3"><text:s text:c="4"/></text:span><text:span text:style-name="T3">print(i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3T12:58:18.974263000</meta:creation-date>
    <dc:date>2017-11-23T13:57:21.778572000</dc:date>
    <meta:editing-duration>PT17M2S</meta:editing-duration>
    <meta:editing-cycles>5</meta:editing-cycles>
    <meta:generator>LibreOffice/5.4.0.3$MacOSX_X86_64 LibreOffice_project/7556cbc6811c9d992f4064ab9287069087d7f62c</meta:generator>
    <meta:document-statistic meta:object-count="10"/>
  </office:meta>
</office:document-meta>
</file>